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 PL UMing HK" svg:font-family="'AR PL UMing HK'" style:font-family-generic="swiss" style:font-pitch="variable"/>
    <style:font-face style:name="Courier" svg:font-family="Courier" style:font-family-generic="swiss" style:font-pitch="variable"/>
    <style:font-face style:name="GFS Baskerville" svg:font-family="'GFS Baskerville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标准" style:font-family-generic="swiss" style:font-pitch="variable"/>
    <style:font-face style:name="Liberation Sans1" svg:font-family="'Liberation Sans'" style:font-adornments="粗体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c4f3" officeooo:paragraph-rsid="001bc4f3"/>
    </style:style>
    <style:style style:name="P2" style:family="paragraph" style:parent-style-name="Text_20_body">
      <style:text-properties officeooo:rsid="001cc618" officeooo:paragraph-rsid="001cc618"/>
    </style:style>
    <style:style style:name="P3" style:family="paragraph" style:parent-style-name="Text_20_body">
      <style:text-properties fo:font-weight="bold" officeooo:rsid="001cc618" officeooo:paragraph-rsid="001cc618" style:font-weight-asian="bold" style:font-weight-complex="bold"/>
    </style:style>
    <style:style style:name="P4" style:family="paragraph" style:parent-style-name="Text_20_body">
      <style:text-properties fo:font-weight="bold" officeooo:rsid="0026b3b4" officeooo:paragraph-rsid="0026b3b4" style:font-weight-asian="bold" style:font-weight-complex="bold"/>
    </style:style>
    <style:style style:name="P5" style:family="paragraph" style:parent-style-name="Text_20_body">
      <style:text-properties fo:font-weight="normal" officeooo:rsid="001cc618" officeooo:paragraph-rsid="001cc618" style:font-weight-asian="normal" style:font-weight-complex="normal"/>
    </style:style>
    <style:style style:name="P6" style:family="paragraph" style:parent-style-name="Text_20_body">
      <style:text-properties fo:font-weight="normal" officeooo:rsid="0026b3b4" officeooo:paragraph-rsid="0026b3b4" style:font-weight-asian="normal" style:font-weight-complex="normal"/>
    </style:style>
    <style:style style:name="P7" style:family="paragraph" style:parent-style-name="Text_20_body">
      <style:text-properties officeooo:rsid="001f0183" officeooo:paragraph-rsid="001f0183"/>
    </style:style>
    <style:style style:name="P8" style:family="paragraph" style:parent-style-name="Text_20_body">
      <style:text-properties officeooo:rsid="00226c22" officeooo:paragraph-rsid="00226c22"/>
    </style:style>
    <style:style style:name="P9" style:family="paragraph" style:parent-style-name="Text_20_body">
      <style:text-properties officeooo:rsid="0023244f" officeooo:paragraph-rsid="0023244f"/>
    </style:style>
    <style:style style:name="P10" style:family="paragraph" style:parent-style-name="Text_20_body">
      <style:paragraph-properties fo:background-color="#cccccc">
        <style:background-image/>
      </style:paragraph-properties>
      <style:text-properties style:font-name="Courier" officeooo:rsid="001c3a9d" officeooo:paragraph-rsid="001c3a9d"/>
    </style:style>
    <style:style style:name="P11" style:family="paragraph" style:parent-style-name="Text_20_body">
      <style:paragraph-properties fo:background-color="#cccccc">
        <style:background-image/>
      </style:paragraph-properties>
      <style:text-properties style:font-name="Courier" officeooo:rsid="001f0183" officeooo:paragraph-rsid="001f0183"/>
    </style:style>
    <style:style style:name="P12" style:family="paragraph" style:parent-style-name="Text_20_body">
      <style:paragraph-properties fo:background-color="#cccccc">
        <style:background-image/>
      </style:paragraph-properties>
      <style:text-properties style:font-name="Courier" officeooo:rsid="001f0183" officeooo:paragraph-rsid="0021f99f"/>
    </style:style>
    <style:style style:name="P13" style:family="paragraph" style:parent-style-name="Text_20_body">
      <style:paragraph-properties fo:background-color="#cccccc">
        <style:background-image/>
      </style:paragraph-properties>
      <style:text-properties style:font-name="Courier" officeooo:rsid="0021f99f" officeooo:paragraph-rsid="0021f99f"/>
    </style:style>
    <style:style style:name="P14" style:family="paragraph" style:parent-style-name="Heading_20_5">
      <style:text-properties officeooo:rsid="0023244f" officeooo:paragraph-rsid="0023244f"/>
    </style:style>
    <style:style style:name="T1" style:family="text">
      <style:text-properties officeooo:rsid="001cc618"/>
    </style:style>
    <style:style style:name="T2" style:family="text">
      <style:text-properties officeooo:rsid="001d609d"/>
    </style:style>
    <style:style style:name="T3" style:family="text">
      <style:text-properties fo:font-style="italic" officeooo:rsid="0020597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597a" style:font-style-asian="normal" style:font-style-complex="normal"/>
    </style:style>
    <style:style style:name="T6" style:family="text">
      <style:text-properties fo:font-style="normal" officeooo:rsid="0021f99f" style:font-style-asian="normal" style:font-style-complex="normal"/>
    </style:style>
    <style:style style:name="T7" style:family="text">
      <style:text-properties officeooo:rsid="0021f99f"/>
    </style:style>
    <style:style style:name="T8" style:family="text">
      <style:text-properties officeooo:rsid="00226c22"/>
    </style:style>
    <style:style style:name="T9" style:family="text">
      <style:text-properties officeooo:rsid="0024f07e"/>
    </style:style>
    <style:style style:name="T10" style:family="text">
      <style:text-properties style:font-name="Couri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 Coding</text:p>
      <text:h text:style-name="Heading_20_4" text:outline-level="4"><text:span text:style-name="T1">1. </text:span>Template <text:span text:style-name="T9">＆ Generic Programming</text:span></text:h>
      <text:h text:style-name="Heading_20_5" text:outline-level="5">1.1 Define a template</text:h>
      <text:p text:style-name="P3">Function Template</text:p>
      <text:p text:style-name="P5">S1: define a template </text:p>
      <text:p text:style-name="P10">template &lt;typename T&gt; // <text:span text:style-name="T1">typename cannot be ignored, or class</text:span></text:p>
      <text:p text:style-name="P10">int compare (const T &amp;v1, const T &amp;v2)</text:p>
      <text:p text:style-name="P10">{</text:p>
      <text:p text:style-name="P10"><text:tab/>if (v1 &lt; v2) return -1; </text:p>
      <text:p text:style-name="P10"><text:tab/>if (v2 &lt; v1) return 1;</text:p>
      <text:p text:style-name="P10"><text:tab/>return 0;</text:p>
      <text:p text:style-name="P10">}</text:p>
      <text:p text:style-name="P2"/>
      <text:p text:style-name="P2">S2. Instantiate <text:span text:style-name="T8">（done when compile）</text:span></text:p>
      <text:p text:style-name="P2"><text:span text:style-name="T2">Argument vs Parameter: Parameter is the variable when declared, while argument is the variable when invoked. <text:s/></text:span><text:s/></text:p>
      <text:p text:style-name="P7">当比较两个array时，若长度一样，上面的template编译通过，但是执行结果不对，应该用下面这个</text:p>
      <text:p text:style-name="P11"><text:s/>13 <text:s text:c="4"/>template &lt;unsigned N, unsigned M&gt; </text:p>
      <text:p text:style-name="P11"><text:s/>14 int compare (const int (&amp;arr1)[N], const int (&amp;arr2)[M])</text:p>
      <text:p text:style-name="P11"><text:s/>15 { <text:s text:c="2"/></text:p>
      <text:p text:style-name="P11"><text:s/>16 <text:s text:c="4"/>int n = (N &lt; M)?N:M;</text:p>
      <text:p text:style-name="P11"><text:s/>17 <text:s text:c="4"/>for (int i = 0; i &lt; n; i++)</text:p>
      <text:p text:style-name="P11"><text:s/>18 <text:s text:c="4"/>{</text:p>
      <text:p text:style-name="P11"><text:s/>19 <text:s text:c="8"/>if(arr1[i] &gt; arr2[i])</text:p>
      <text:p text:style-name="P11"><text:s/>20 <text:s text:c="12"/>return 1;</text:p>
      <text:p text:style-name="P11"><text:s/>21 <text:s text:c="8"/>if(arr1[i] &lt; arr2[i])</text:p>
      <text:p text:style-name="P11"><text:s/>22 <text:s text:c="12"/>return -1;</text:p>
      <text:p text:style-name="P11"><text:s/>23 <text:s text:c="4"/>}</text:p>
      <text:p text:style-name="P11"><text:s/>24 <text:s text:c="4"/>if(N == M)</text:p>
      <text:p text:style-name="P11"><text:s/>25 <text:s text:c="8"/>return 0;</text:p>
      <text:p text:style-name="P11"><text:s/>26 <text:s text:c="4"/>if(N &gt; M)</text:p>
      <text:p text:style-name="P11"><text:s/>27 <text:s text:c="8"/>return 1;</text:p>
      <text:p text:style-name="P11"><text:s/>28 <text:s text:c="4"/>else</text:p>
      <text:p text:style-name="P11"><text:s/>29 <text:s text:c="8"/>return -1;</text:p>
      <text:p text:style-name="P11"><text:s/>30 } <text:s text:c="2"/></text:p>
      <text:p text:style-name="P13">invoke: </text:p>
      <text:p text:style-name="P13">int arr1[10] = {3}, arr2[15] = 2;</text:p>
      <text:p text:style-name="P13">compare(arr1, arr2);</text:p>
      <text:p text:style-name="P7">上面template中，<text:span text:style-name="T3">N,M</text:span><text:span text:style-name="T5">是nontype </text:span><text:span text:style-name="T6">template </text:span><text:span text:style-name="T5">parameter. compiler会instantiate出</text:span><text:span text:style-name="T6">如下结果，</text:span></text:p>
      <text:p text:style-name="P12"><text:span text:style-name="T7">int compare (const int (&amp;p1)[10], const int (&amp;p2)[15])</text:span> <text:s text:c="2"/></text:p>
      <text:p text:style-name="P8"><text:span text:style-name="T6">A</text:span><text:span text:style-name="T4">rguments bound to a pointer or reference nontype parameter must be a constant expression and have static lifetime. 使得在template definition中argument可以做为constant expression，用作array size等等。</text:span></text:p>
      <text:p text:style-name="P8"/>
      <text:p text:style-name="P4">两个重要原则：</text:p>
      <text:p text:style-name="P6"><text:tab/>The function parameters in the template are references to <text:span text:style-name="T10">const</text:span>.</text:p>
      <text:p text:style-name="P6"><text:tab/>The tests in the body use only &lt; comparisons. </text:p>
      <text:p text:style-name="P6">因为，reference所以不用copy，因为const，所以不用担心会改变原来的值。只用&lt;是因为，有的class可能只implement了&lt;，这样的template可以支持更多的class。 </text:p>
      <text:h text:style-name="P14" text:outline-level="5"><text:soft-page-break/><text:span text:style-name="T4">Inline functin</text:span></text:h>
      <text:p text:style-name="P9"><text:span text:style-name="T4">Function call在程序执行中比较耗时，inline function的做法是把调用的function code在编译时直接贴在main function中从而减少运行时间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ccanthis ADF Std" svg:font-family="'Accanthis ADF Std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 PL UMing HK" svg:font-family="'AR PL UMing HK'" style:font-family-generic="swiss" style:font-pitch="variable"/>
    <style:font-face style:name="Courier" svg:font-family="Courier" style:font-family-generic="swiss" style:font-pitch="variable"/>
    <style:font-face style:name="GFS Baskerville" svg:font-family="'GFS Baskerville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标准" style:font-family-generic="swiss" style:font-pitch="variable"/>
    <style:font-face style:name="Liberation Sans1" svg:font-family="'Liberation Sans'" style:font-adornments="粗体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  <style:text-properties style:font-name="Liberation Sans2" fo:font-family="'Liberation Sans'" style:font-style-name="标准" style:font-family-generic="swiss" style:font-pitch="variable" fo:font-size="12pt" style:font-size-asian="10.5pt" style:font-size-complex="12pt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style:font-name="Liberation Sans1" fo:font-family="'Liberation Sans'" style:font-style-name="粗体" style:font-family-generic="swiss" style:font-pitch="variabl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3:46:06.796341213</meta:creation-date>
    <dc:date>2016-04-22T15:58:44.817611878</dc:date>
    <meta:editing-duration>PT2H11M5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93" meta:character-count="1597" meta:non-whitespace-character-count="1270"/>
  </office:meta>
</office:document-meta>
</file>